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b735" officeooo:paragraph-rsid="0014b735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es Git de base</text:p>
      <text:p text:style-name="P1"/>
      <text:p text:style-name="P1">1. Pour commencer, créer un dépôt en ligne sur Github si ce n’est pas déjà fait,</text:p>
      <text:p text:style-name="P1">2. Copier l’adresse du dépôt via le bouton «Clone or Download» .</text:p>
      <text:p text:style-name="P1">3. Taper dans le terminal : git clone «adresse» .</text:p>
      <text:p text:style-name="P1">4. Faire nos modifications.</text:p>
      <text:p text:style-name="P1">5. Demander à git de suivre nos nouveaux fichiers avec : git add</text:p>
      <text:p text:style-name="P1">6. Demander à git de faire une sauvegarde de nos fichiers.</text:p>
      <text:p text:style-name="P1">7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01:38.776518845</meta:creation-date>
    <dc:date>2018-10-17T15:08:00.218092621</dc:date>
    <meta:editing-duration>PT6M22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71" meta:character-count="368" meta:non-whitespace-character-count="302"/>
  </office:meta>
</office:document-meta>
</file>